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9000002BC6A8AB0D5C5B79564.png" manifest:media-type="image/png"/>
  <manifest:file-entry manifest:full-path="Pictures/1000000100000379000002BCF7928E5635EAED8A.png" manifest:media-type="image/png"/>
  <manifest:file-entry manifest:full-path="Pictures/10000000000003DD0000024E63BD4E891E0D40BB.png" manifest:media-type="image/png"/>
  <manifest:file-entry manifest:full-path="Pictures/10000000000003DD0000024E1D2866A4792E4597.png" manifest:media-type="image/png"/>
  <manifest:file-entry manifest:full-path="Pictures/100000000000056E0000031690D5C28500969913.png" manifest:media-type="image/png"/>
  <manifest:file-entry manifest:full-path="Pictures/100000000000056E000003168AA365CB88745813.png" manifest:media-type="image/png"/>
  <manifest:file-entry manifest:full-path="Pictures/100000010000033D000002CE78EC71139B51BB40.png" manifest:media-type="image/png"/>
  <manifest:file-entry manifest:full-path="Pictures/10000000000003FF00000223D58B6C32B7D07839.png" manifest:media-type="image/png"/>
  <manifest:file-entry manifest:full-path="Pictures/10000000000002BC00000189427BAA3C399D9FC7.png" manifest:media-type="image/png"/>
  <manifest:file-entry manifest:full-path="Pictures/1000000100000379000000CDD634BFDAAA1475B5.png" manifest:media-type="image/png"/>
  <manifest:file-entry manifest:full-path="Pictures/100000010000037900000165AE3960AD0DCB9FAB.png" manifest:media-type="image/png"/>
  <manifest:file-entry manifest:full-path="Pictures/10000001000004A20000024FE8D77796AB9C3676.png" manifest:media-type="image/png"/>
  <manifest:file-entry manifest:full-path="Pictures/10000000000003FF000002231D86217FA598E1F6.png" manifest:media-type="image/png"/>
  <manifest:file-entry manifest:full-path="Pictures/10000000000003F2000000DCE4EF6D758C580475.png" manifest:media-type="image/png"/>
  <manifest:file-entry manifest:full-path="Pictures/100000010000037900000306B86746587340B97C.png" manifest:media-type="image/png"/>
  <manifest:file-entry manifest:full-path="Pictures/10000001000004A200000321ACAC65E461172B04.png" manifest:media-type="image/png"/>
  <manifest:file-entry manifest:full-path="Pictures/10000000000002BC000001893DBA9525132F39B5.png" manifest:media-type="image/png"/>
  <manifest:file-entry manifest:full-path="Pictures/100000000000049A000002BDE2CA1AD61E177E4F.png" manifest:media-type="image/png"/>
  <manifest:file-entry manifest:full-path="Pictures/10000000000002BC000001897C88E7D4CF96A6D4.png" manifest:media-type="image/png"/>
  <manifest:file-entry manifest:full-path="Pictures/1000000100000379000000F6ABDBF2BA9A5603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705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1.2909in" svg:y="-0.0764in" svg:width="4.0417in" svg:height="3.5in" draw:z-index="0"><draw:image xlink:href="Pictures/100000010000033D000002CE78EC71139B51BB4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2" text:anchor-type="char" svg:width="4.7453in" svg:height="2.5366in" draw:z-index="1"><draw:image xlink:href="Pictures/10000000000003FF00000223D58B6C32B7D0783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3" text:anchor-type="char" svg:width="4.5882in" svg:height="2.5756in" draw:z-index="2"><draw:image xlink:href="Pictures/10000000000002BC00000189427BAA3C399D9FC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Image4" text:anchor-type="char" svg:x="1.0256in" svg:y="0.0134in" svg:width="4.6425in" svg:height="2.3134in" draw:z-index="3"><draw:image xlink:href="Pictures/10000001000004A20000024FE8D77796AB9C367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char" svg:x="0.878in" svg:y="0.1701in" svg:width="4.9374in" svg:height="2.6402in" draw:z-index="4"><draw:image xlink:href="Pictures/10000000000003FF000002231D86217FA598E1F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char" svg:x="0.7756in" svg:y="0.0134in" svg:width="5.1417in" svg:height="2.8866in" draw:z-index="5"><draw:image xlink:href="Pictures/10000000000002BC000001893DBA9525132F39B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char" svg:x="0in" svg:y="0.0409in" svg:width="6.6929in" svg:height="1.4575in" draw:z-index="6"><draw:image xlink:href="Pictures/10000000000003F2000000DCE4EF6D758C580475.png" xlink:type="simple" xlink:show="embed" xlink:actuate="onLoad" draw:mime-type="image/png"/></draw:frame><text:soft-page-break/></text:p>
      <text:p text:style-name="Standard"><draw:frame draw:style-name="fr4" draw:name="Image8" text:anchor-type="char" svg:width="5.7382in" svg:height="3.5429in" draw:z-index="7"><draw:image xlink:href="Pictures/10000001000004A200000321ACAC65E461172B04.png" xlink:type="simple" xlink:show="embed" xlink:actuate="onLoad" draw:mime-type="image/png"/></draw:frame></text:p>
      <text:p text:style-name="Standard"/>
      <text:p text:style-name="Standard"><draw:frame draw:style-name="fr3" draw:name="Image9" text:anchor-type="char" svg:x="0in" svg:y="0.0339in" svg:width="6.6929in" svg:height="3.9827in" draw:z-index="8"><draw:image xlink:href="Pictures/100000000000049A000002BDE2CA1AD61E177E4F.png" xlink:type="simple" xlink:show="embed" xlink:actuate="onLoad" draw:mime-type="image/png"/></draw:frame></text:p>
      <text:p text:style-name="Standard"/>
      <text:p text:style-name="Standard"><draw:frame draw:style-name="fr3" draw:name="Image10" text:anchor-type="char" svg:x="0in" svg:y="-0.0209in" svg:width="6.6929in" svg:height="3.7575in" draw:z-index="9"><draw:image xlink:href="Pictures/10000000000002BC000001897C88E7D4CF96A6D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1" text:anchor-type="char" svg:x="0.3591in" svg:y="-0.1984in" svg:width="6.3618in" svg:height="5.539in" draw:z-index="10"><draw:image xlink:href="Pictures/100000010000037900000306B86746587340B97C.png" xlink:type="simple" xlink:show="embed" xlink:actuate="onLoad" draw:mime-type="image/png"/></draw:frame><text:soft-page-break/><text:s text:c="3"/></text:p>
      <text:p text:style-name="Standard"><draw:frame draw:style-name="fr2" draw:name="Image12" text:anchor-type="char" svg:width="6.6929in" svg:height="1.5429in" draw:z-index="11"><draw:image xlink:href="Pictures/1000000100000379000000CDD634BFDAAA1475B5.png" xlink:type="simple" xlink:show="embed" xlink:actuate="onLoad" draw:mime-type="image/png"/></draw:frame><text:s/></text:p>
      <text:p text:style-name="P1"><draw:frame draw:style-name="fr1" draw:name="Image13" text:anchor-type="char" svg:width="6.6929in" svg:height="1.8516in" draw:z-index="12"><draw:image xlink:href="Pictures/1000000100000379000000F6ABDBF2BA9A560325.png" xlink:type="simple" xlink:show="embed" xlink:actuate="onLoad" draw:mime-type="image/png"/></draw:frame><text:s/></text:p>
      <text:p text:style-name="P1"><draw:frame draw:style-name="fr1" draw:name="Image14" text:anchor-type="char" svg:width="6.6929in" svg:height="3.8035in" draw:z-index="13"><draw:image xlink:href="Pictures/100000000000056E000003168AA365CB88745813.png" xlink:type="simple" xlink:show="embed" xlink:actuate="onLoad" draw:mime-type="image/png"/></draw:frame><text:soft-page-break/><text:s/></text:p>
      <text:p text:style-name="P1"><draw:frame draw:style-name="fr2" draw:name="Image15" text:anchor-type="char" svg:width="6.6929in" svg:height="3.8035in" draw:z-index="14"><draw:image xlink:href="Pictures/100000000000056E0000031690D5C28500969913.png" xlink:type="simple" xlink:show="embed" xlink:actuate="onLoad" draw:mime-type="image/png"/></draw:frame><text:s/></text:p>
      <text:p text:style-name="P1"><draw:frame draw:style-name="fr2" draw:name="Image16" text:anchor-type="char" svg:width="6.6929in" svg:height="2.6874in" draw:z-index="15"><draw:image xlink:href="Pictures/100000010000037900000165AE3960AD0DCB9FAB.png" xlink:type="simple" xlink:show="embed" xlink:actuate="onLoad" draw:mime-type="image/png"/></draw:frame><text:soft-page-break/><text:s/></text:p>
      <text:p text:style-name="P1"><draw:frame draw:style-name="fr2" draw:name="Image17" text:anchor-type="char" svg:width="6.6929in" svg:height="3.9925in" draw:z-index="16"><draw:image xlink:href="Pictures/10000000000003DD0000024E1D2866A4792E4597.png" xlink:type="simple" xlink:show="embed" xlink:actuate="onLoad" draw:mime-type="image/png"/></draw:frame><text:s/></text:p>
      <text:p text:style-name="P1"><draw:frame draw:style-name="fr1" draw:name="Image18" text:anchor-type="char" svg:width="6.6929in" svg:height="3.9925in" draw:z-index="17"><draw:image xlink:href="Pictures/10000000000003DD0000024E63BD4E891E0D40BB.png" xlink:type="simple" xlink:show="embed" xlink:actuate="onLoad" draw:mime-type="image/png"/></draw:frame><text:soft-page-break/><text:s/></text:p>
      <text:p text:style-name="P1"><draw:frame draw:style-name="fr2" draw:name="Image19" text:anchor-type="char" svg:width="6.6929in" svg:height="5.2693in" draw:z-index="18"><draw:image xlink:href="Pictures/1000000100000379000002BC6A8AB0D5C5B79564.png" xlink:type="simple" xlink:show="embed" xlink:actuate="onLoad" draw:mime-type="image/png"/></draw:frame><text:s/></text:p>
      <text:p text:style-name="P1"><draw:frame draw:style-name="fr1" draw:name="Image20" text:anchor-type="char" svg:width="6.6929in" svg:height="3.9925in" draw:z-index="19"><draw:image xlink:href="Pictures/10000000000003DD0000024E1D2866A4792E4597.png" xlink:type="simple" xlink:show="embed" xlink:actuate="onLoad" draw:mime-type="image/png"/></draw:frame><text:soft-page-break/><text:s/></text:p>
      <text:p text:style-name="P1"><draw:frame draw:style-name="fr2" draw:name="Image21" text:anchor-type="char" svg:width="6.6929in" svg:height="3.9925in" draw:z-index="20"><draw:image xlink:href="Pictures/10000000000003DD0000024E63BD4E891E0D40BB.png" xlink:type="simple" xlink:show="embed" xlink:actuate="onLoad" draw:mime-type="image/png"/></draw:frame><text:s/></text:p>
      <text:p text:style-name="P1"><draw:frame draw:style-name="fr1" draw:name="Image22" text:anchor-type="char" svg:width="6.6929in" svg:height="5.2693in" draw:z-index="21"><draw:image xlink:href="Pictures/1000000100000379000002BCF7928E5635EAED8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9:53:08.277237856</meta:creation-date>
    <dc:date>2025-07-05T20:02:27.354097249</dc:date>
    <meta:editing-duration>PT9M19S</meta:editing-duration>
    <meta:editing-cycles>1</meta:editing-cycles>
    <meta:document-statistic meta:table-count="0" meta:image-count="22" meta:object-count="0" meta:page-count="10" meta:paragraph-count="11" meta:word-count="0" meta:character-count="13" meta:non-whitespace-character-count="0"/>
    <meta:generator>LibreOffice/7.3.7.2$Linux_X86_64 LibreOffice_project/30$Build-2</meta:generator>
  </office:meta>
</office:document-meta>
</file>